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8c516" officeooo:paragraph-rsid="0008c516"/>
    </style:style>
    <style:style style:name="P2" style:family="paragraph" style:parent-style-name="Standard">
      <style:text-properties officeooo:paragraph-rsid="0008c516"/>
    </style:style>
    <style:style style:name="P3" style:family="paragraph" style:parent-style-name="Standard">
      <style:text-properties officeooo:rsid="0011af1e" officeooo:paragraph-rsid="0011af1e"/>
    </style:style>
    <style:style style:name="P4" style:family="paragraph" style:parent-style-name="Text_20_body">
      <style:text-properties officeooo:paragraph-rsid="000dab86"/>
    </style:style>
    <style:style style:name="P5" style:family="paragraph" style:parent-style-name="Text_20_body">
      <style:text-properties officeooo:rsid="000f6485" officeooo:paragraph-rsid="000f6485"/>
    </style:style>
    <style:style style:name="P6" style:family="paragraph" style:parent-style-name="Text_20_body">
      <style:text-properties officeooo:paragraph-rsid="000f98ec"/>
    </style:style>
    <style:style style:name="P7" style:family="paragraph" style:parent-style-name="Text_20_body">
      <style:text-properties officeooo:rsid="00103094" officeooo:paragraph-rsid="00103094"/>
    </style:style>
    <style:style style:name="P8" style:family="paragraph" style:parent-style-name="Text_20_body">
      <style:text-properties officeooo:paragraph-rsid="00103094"/>
    </style:style>
    <style:style style:name="P9" style:family="paragraph" style:parent-style-name="Text_20_body">
      <style:text-properties officeooo:rsid="0011af1e" officeooo:paragraph-rsid="0011af1e"/>
    </style:style>
    <style:style style:name="T1" style:family="text">
      <style:text-properties fo:font-weight="normal" style:font-weight-asian="normal" style:font-weight-complex="normal"/>
    </style:style>
    <style:style style:name="T2" style:family="text">
      <style:text-properties fo:font-weight="normal" officeooo:rsid="0008c516" style:font-weight-asian="normal" style:font-weight-complex="normal"/>
    </style:style>
    <style:style style:name="T3" style:family="text">
      <style:text-properties fo:font-weight="normal" officeooo:rsid="000b5942" style:font-weight-asian="normal" style:font-weight-complex="normal"/>
    </style:style>
    <style:style style:name="T4" style:family="text">
      <style:text-properties fo:font-weight="normal" officeooo:rsid="0013122c"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0b5942" style:font-style-asian="normal" style:font-weight-asian="normal" style:font-style-complex="normal" style:font-weight-complex="normal"/>
    </style:style>
    <style:style style:name="T7" style:family="text">
      <style:text-properties fo:font-style="normal" fo:font-weight="normal" officeooo:rsid="000bfdca" style:font-style-asian="normal" style:font-weight-asian="normal" style:font-style-complex="normal" style:font-weight-complex="normal"/>
    </style:style>
    <style:style style:name="T8" style:family="text">
      <style:text-properties fo:font-style="normal" fo:font-weight="normal" officeooo:rsid="000f98ec" style:font-style-asian="normal" style:font-weight-asian="normal" style:font-style-complex="normal" style:font-weight-complex="normal"/>
    </style:style>
    <style:style style:name="T9" style:family="text">
      <style:text-properties fo:font-style="normal" fo:font-weight="normal" officeooo:rsid="00103094" style:font-style-asian="normal" style:font-weight-asian="normal" style:font-style-complex="normal" style:font-weight-complex="normal"/>
    </style:style>
    <style:style style:name="T10" style:family="text">
      <style:text-properties officeooo:rsid="000dab86"/>
    </style:style>
    <style:style style:name="T11" style:family="text">
      <style:text-properties officeooo:rsid="00103094"/>
    </style:style>
    <style:style style:name="T12" style:family="text">
      <style:text-properties officeooo:rsid="0011af1e"/>
    </style:style>
    <style:style style:name="T13" style:family="text">
      <style:text-properties officeooo:rsid="0013122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A hash function is a function that can be used to map data of </text:span><text:span text:style-name="T2">any</text:span><text:span text:style-name="T1"> size to </text:span><text:span text:style-name="T2">a </text:span><text:span text:style-name="T4">number</text:span><text:span text:style-name="T1"> of </text:span><text:span text:style-name="T2">fixed</text:span><text:span text:style-name="T1"> size. The values returned by a hash function are called hash values, hash codes, digests, or hashes. The values are used to index a fixed-size table called a hash table. </text:span><text:span text:style-name="T3">Using </text:span><text:span text:style-name="T1">hash function</text:span><text:span text:style-name="T3">s</text:span><text:span text:style-name="T1"> to index a hash table is called </text:span><text:span text:style-name="T5">hashing. </text:span></text:p>
      <text:p text:style-name="P2"><text:span text:style-name="T5"/></text:p>
      <text:p text:style-name="P3"><text:span text:style-name="T5">Hashes do not need to be able to be decrypted. If 2 pieces of data have the same hash then it is (probably) the same file.</text:span></text:p>
      <text:p text:style-name="P3"><text:span text:style-name="T5"/></text:p>
      <text:p text:style-name="P2"><text:span text:style-name="T5">A hash function takes an input as a key, which is associated with a record and used to </text:span><text:span text:style-name="T6">map</text:span><text:span text:style-name="T5"> it to the data storage and retrieval application. The keys may be fixed length, like an integer, or variable length, like a name. In some cases, the key is the dat</text:span><text:span text:style-name="T6">a</text:span><text:span text:style-name="T5"> itself. The output is a hash code used to index a hash table holding the data or records, or pointers to them. </text:span></text:p>
      <text:p text:style-name="P2"><text:span text:style-name="T5"/></text:p>
      <text:p text:style-name="P6"><text:span text:style-name="T5">A hash function </text:span><text:span text:style-name="T7">has </text:span><text:span text:style-name="T5">three </text:span><text:span text:style-name="T8">requirements</text:span><text:span text:style-name="T5">:</text:span></text:p>
      <text:p text:style-name="P6"><text:span text:style-name="T8">it has to be fast but it cant be too fast or else it becomes too easy to crack.</text:span></text:p>
      <text:p text:style-name="P6"><text:span text:style-name="T8">It </text:span><text:span text:style-name="T5"><text:s/></text:span><text:span text:style-name="T8">has to have an avalanche effect. Changing one bit ANYWHERE in the file should change the entire Hash.</text:span></text:p>
      <text:p text:style-name="P8"><text:span text:style-name="T8">H</text:span><text:span text:style-name="T9">ave to be able to avoid collisions. Think of an analogy with cables. If there is a collision with Hashes then its like trying to plug 2 cables into the 1 socket.</text:span></text:p>
      <text:p text:style-name="P6"><text:span text:style-name="T5"/></text:p>
      <text:p text:style-name="P7">A Hash function is considered broken if its possible to create collisions deliberately. MD5 was previously the most widely used but now it is considered broken for this exact reason. People found out how to deliberately create collisions.</text:p>
      <text:p text:style-name="P7">The problem with this is that if you are able to intercept a file and edit it and have the hash stay the exact same then you can put something malicious into the file and cause problems. </text:p>
      <text:p text:style-name="P7">MD5 is so broken now that you can figure out what its hash’s represent by typing them into google. People used to store passwords this way and if anyone were to use MD5 for a password nowadays someone could crack it by just looking it up on google.</text:p>
      <text:p text:style-name="P7">People then began to move to SH<text:span text:style-name="T12">A-</text:span>1 <text:span text:style-name="T12">which was created by the NSA.</text:span> <text:span text:style-name="T12">H</text:span>owever now its thought that this might start to become broken <text:span text:style-name="T12">as well</text:span> as computers get faster and faster.</text:p>
      <text:p text:style-name="P8"><text:span text:style-name="T11">Some moved to SHA-2, which for the time being is secure.</text:span></text:p>
      <text:p text:style-name="P9">SHA-3 is being checked by agencies. In a few years this will become the standard.</text:p>
      <text:p text:style-name="P9">None of these should ever be used for storing passwords. They can become broken too easily. They should only be used for file transfer.</text:p>
      <text:p text:style-name="P9"/>
      <text:p text:style-name="P4"><text:span text:style-name="T10">Hash Tables</text:span></text:p>
      <text:p text:style-name="P4">Hash functions are used with Hash table to store and retrieve data items or data records. The hash function translates the key associated with each <text:span text:style-name="T10">piece of data</text:span> into a hash code which is used to index the hash table. When an item is added to the table, the hash code m<text:span text:style-name="T10">ight</text:span> index an empty slot <text:soft-page-break/>(bucket), in which case the item is added to the table there. If the hash code indexes a full slot, some kind of collision resolution is required: </text:p>
      <text:p text:style-name="P4">the new item may:</text:p>
      <text:p text:style-name="P4"/>
      <text:p text:style-name="P4">not <text:span text:style-name="T10">be</text:span> added to the table </text:p>
      <text:p text:style-name="P4">replace the old ite<text:span text:style-name="T10">m</text:span></text:p>
      <text:p text:style-name="P4">added to the table <text:span text:style-name="T10">according to some other rules.</text:span></text:p>
      <text:p text:style-name="P4"/>
      <text:p text:style-name="P5">REFRENCES</text:p>
      <text:p text:style-name="P5">Knuth, D. 1973, The Art of Computer Science, Vol. 3, Sorting and Searching, p.527. Addison-Wesley, Reading, MA., United States </text:p>
      <text:p text:style-name="P5"><text:a xlink:type="simple" xlink:href="https://youtu.be/b4b8ktEV4Bg" text:style-name="Internet_20_link" text:visited-style-name="Visited_20_Internet_20_Link">https://youtu.be/b4b8ktEV4Bg</text:a></text:p>
      <text:p text:style-name="P5"><text:a xlink:type="simple" xlink:href="https://youtu.be/DMtFhACPnTY" text:style-name="Internet_20_link" text:visited-style-name="Visited_20_Internet_20_Link">https://youtu.be/DMtFhACPnTY</text:a></text:p>
      <text:p text:style-name="P5"/>
      <text:p text:style-name="P2"><text:span text:style-name="T5"/></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8c516" officeooo:paragraph-rsid="0008c51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ash Functions</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08T18:17:59.363000000</meta:creation-date>
    <dc:date>2020-05-09T18:52:05.721000000</dc:date>
    <meta:editing-duration>PT39M58S</meta:editing-duration>
    <meta:editing-cycles>2</meta:editing-cycles>
    <meta:generator>LibreOffice/6.3.2.2$Windows_X86_64 LibreOffice_project/98b30e735bda24bc04ab42594c85f7fd8be07b9c</meta:generator>
    <meta:document-statistic meta:table-count="0" meta:image-count="0" meta:object-count="0" meta:page-count="2" meta:paragraph-count="25" meta:word-count="573" meta:character-count="3084" meta:non-whitespace-character-count="2529"/>
  </office:meta>
</office:document-meta>
</file>